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2.0154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1.9189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2.0583in"/>
    </style:style>
    <style:style style:name="co15" style:family="table-column">
      <style:table-column-properties fo:break-before="auto" style:column-width="2.2728in"/>
    </style:style>
    <style:style style:name="co16" style:family="table-column">
      <style:table-column-properties fo:break-before="auto" style:column-width="1.6189in"/>
    </style:style>
    <style:style style:name="co17" style:family="table-column">
      <style:table-column-properties fo:break-before="auto" style:column-width="2.1764in"/>
    </style:style>
    <style:style style:name="co18" style:family="table-column">
      <style:table-column-properties fo:break-before="auto" style:column-width="2.1654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4ea6b" fo:border="0.06pt solid #000000"/>
    </style:style>
    <style:style style:name="ce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9fcf" fo:border="0.06pt solid #000000"/>
    </style:style>
    <style:style style:name="ce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order="0.06pt solid #000000"/>
    </style:style>
    <style:style style:name="ce12" style:family="table-cell" style:parent-style-name="Default" style:data-style-name="N160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160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 style:data-style-name="N160">
      <style:table-cell-properties fo:background-color="#ff7b59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16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6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0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4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 style:data-style-name="N11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 style:data-style-name="N16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58" style:family="table-cell" style:parent-style-name="Default" style:data-style-name="N11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One R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1" table:default-cell-style-name="ce15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ONE RU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2" office:value-type="string" calcext:value-type="string">
            <text:p>Correctly Classified Instances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ross Validation</text:p>
          </table:table-cell>
          <table:table-cell table:style-name="ce9" office:value-type="string" calcext:value-type="string">
            <text:p>5 folds</text:p>
          </table:table-cell>
          <table:table-cell office:value-type="percentage" office:value="0.96368" calcext:value-type="percentage">
            <text:p>96.3680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0 folds</text:p>
          </table:table-cell>
          <table:table-cell office:value-type="percentage" office:value="0.963945" calcext:value-type="percentage">
            <text:p>96.3945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5 folds</text:p>
          </table:table-cell>
          <table:table-cell office:value-type="percentage" office:value="0.963945" calcext:value-type="percentage">
            <text:p>96.3945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966066" calcext:value-type="percentage">
            <text:p>96.6066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966203" calcext:value-type="percentage">
            <text:p>96.6203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13" office:value-type="percentage" office:value="0.968799" calcext:value-type="percentage">
            <text:p>96.8799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5"/>
          <table:table-cell office:value-type="percentage" office:value="0.961294" calcext:value-type="percentage">
            <text:p>96.1294%</text:p>
          </table:table-cell>
          <table:table-cell/>
        </table:table-row>
      </table:table>
      <table:table table:name="Naive Baye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1" table:default-cell-style-name="ce35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NAIVE BAYES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2" office:value-type="string" calcext:value-type="string">
            <text:p>Correctly Classified Instances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ross Validation</text:p>
          </table:table-cell>
          <table:table-cell table:style-name="ce33" office:value-type="string" calcext:value-type="string">
            <text:p>5 folds</text:p>
          </table:table-cell>
          <table:table-cell office:value-type="percentage" office:value="0.926034" calcext:value-type="percentage">
            <text:p>92.6034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33" office:value-type="string" calcext:value-type="string">
            <text:p>10 folds</text:p>
          </table:table-cell>
          <table:table-cell office:value-type="percentage" office:value="0.926034" calcext:value-type="percentage">
            <text:p>92.6034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33" office:value-type="string" calcext:value-type="string">
            <text:p>15 folds</text:p>
          </table:table-cell>
          <table:table-cell office:value-type="percentage" office:value="0.928155" calcext:value-type="percentage">
            <text:p>92.8155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Percentage Split</text:p>
          </table:table-cell>
          <table:table-cell table:style-name="ce34" office:value-type="percentage" office:value="0.5" calcext:value-type="percentage">
            <text:p>50.00%</text:p>
          </table:table-cell>
          <table:table-cell table:style-name="ce44" office:value-type="percentage" office:value="0.942736" calcext:value-type="percentage">
            <text:p>94.2736%</text:p>
          </table:table-cell>
          <table:table-cell table:style-name="ce4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34" office:value-type="percentage" office:value="0.6" calcext:value-type="percentage">
            <text:p>60.00%</text:p>
          </table:table-cell>
          <table:table-cell office:value-type="percentage" office:value="0.934394" calcext:value-type="percentage">
            <text:p>93.4394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34" office:value-type="percentage" office:value="0.66" calcext:value-type="percentage">
            <text:p>66.00%</text:p>
          </table:table-cell>
          <table:table-cell table:style-name="ce45" office:value-type="percentage" office:value="0.931357" calcext:value-type="percentage">
            <text:p>93.1357%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2" table:number-rows-spanned="1">
            <text:p>Leave One Out Fold</text:p>
          </table:table-cell>
          <table:covered-table-cell table:style-name="ce35"/>
          <table:table-cell office:value-type="percentage" office:value="0.928685" calcext:value-type="percentage">
            <text:p>92.8685%</text:p>
          </table:table-cell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2"/>
        <table:table-column table:style-name="co1" table:default-cell-style-name="ce35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KNN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2" office:value-type="string" calcext:value-type="string">
            <text:p>Correctly Classified Instances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ross Validation</text:p>
          </table:table-cell>
          <table:table-cell table:style-name="ce9" office:value-type="string" calcext:value-type="string">
            <text:p>5 folds</text:p>
          </table:table-cell>
          <table:table-cell table:style-name="ce13" office:value-type="percentage" office:value="0.962089" calcext:value-type="percentage">
            <text:p>96.2089%</text:p>
          </table:table-cell>
          <table:table-cell table:style-name="ce40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0 folds</text:p>
          </table:table-cell>
          <table:table-cell office:value-type="percentage" office:value="0.961824" calcext:value-type="percentage">
            <text:p>96.1824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5 folds</text:p>
          </table:table-cell>
          <table:table-cell office:value-type="percentage" office:value="0.960498" calcext:value-type="percentage">
            <text:p>96.0498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955992" calcext:value-type="percentage">
            <text:p>95.5992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95825" calcext:value-type="percentage">
            <text:p>95.8250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45" office:value-type="percentage" office:value="0.958658" calcext:value-type="percentage">
            <text:p>95.8658%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5"/>
          <table:table-cell office:value-type="percentage" office:value="0.961824" calcext:value-type="percentage">
            <text:p>96.1824%</text:p>
          </table:table-cell>
          <table:table-cell/>
        </table:table-row>
      </table:table>
      <table:table table:name="C4.5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12"/>
        <table:table-column table:style-name="co1" table:default-cell-style-name="ce35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C4.5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2" office:value-type="string" calcext:value-type="string">
            <text:p>Correctly Classified Instances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ross Validation</text:p>
          </table:table-cell>
          <table:table-cell table:style-name="ce9" office:value-type="string" calcext:value-type="string">
            <text:p>5 folds</text:p>
          </table:table-cell>
          <table:table-cell office:value-type="percentage" office:value="0.984358" calcext:value-type="percentage">
            <text:p>98.4358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0 folds</text:p>
          </table:table-cell>
          <table:table-cell table:style-name="ce13" office:value-type="percentage" office:value="0.98807" calcext:value-type="percentage">
            <text:p>98.8070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5 folds</text:p>
          </table:table-cell>
          <table:table-cell office:value-type="percentage" office:value="0.986479" calcext:value-type="percentage">
            <text:p>98.6479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983563" calcext:value-type="percentage">
            <text:p>98.3563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986083" calcext:value-type="percentage">
            <text:p>98.6083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45" office:value-type="percentage" office:value="0.980499" calcext:value-type="percentage">
            <text:p>98.0499%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5"/>
          <table:table-cell office:value-type="percentage" office:value="0.985154" calcext:value-type="percentage">
            <text:p>98.5154%</text:p>
          </table:table-cell>
          <table:table-cell/>
        </table:table-row>
      </table:table>
      <table:table table:name="PART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" table:default-cell-style-name="ce35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PART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2" office:value-type="string" calcext:value-type="string">
            <text:p>Correctly Classified Instances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ross Validation</text:p>
          </table:table-cell>
          <table:table-cell table:style-name="ce9" office:value-type="string" calcext:value-type="string">
            <text:p>5 folds</text:p>
          </table:table-cell>
          <table:table-cell office:value-type="percentage" office:value="0.983033" calcext:value-type="percentage">
            <text:p>98.3033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0 folds</text:p>
          </table:table-cell>
          <table:table-cell office:value-type="percentage" office:value="0.986214" calcext:value-type="percentage">
            <text:p>98.6214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5 folds</text:p>
          </table:table-cell>
          <table:table-cell office:value-type="percentage" office:value="0.985949" calcext:value-type="percentage">
            <text:p>98.5949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986214" calcext:value-type="percentage">
            <text:p>98.6214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978131" calcext:value-type="percentage">
            <text:p>97.813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45" office:value-type="percentage" office:value="0.98752" calcext:value-type="percentage">
            <text:p>98.7520%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5"/>
          <table:table-cell table:style-name="ce13" office:value-type="percentage" office:value="0.988865" calcext:value-type="percentage">
            <text:p>98.8865%</text:p>
          </table:table-cell>
          <table:table-cell table:style-name="ce16" office:value-type="string" calcext:value-type="string">
            <text:p>BEST</text:p>
          </table:table-cell>
        </table:table-row>
      </table:table>
      <table:table table:name="Random Forest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default-cell-style-name="ce35"/>
        <table:table-row table:style-name="ro1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1">
            <text:p>Random Forest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2" office:value-type="string" calcext:value-type="string">
            <text:p>Correctly Classified Instances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ross Validation</text:p>
          </table:table-cell>
          <table:table-cell table:style-name="ce9" office:value-type="string" calcext:value-type="string">
            <text:p>5 folds</text:p>
          </table:table-cell>
          <table:table-cell office:value-type="percentage" office:value="0.981972" calcext:value-type="percentage">
            <text:p>98.1972%</text:p>
          </table:table-cell>
          <table:table-cell/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0 folds</text:p>
          </table:table-cell>
          <table:table-cell table:style-name="ce13" office:value-type="percentage" office:value="0.984889" calcext:value-type="percentage">
            <text:p>98.4889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4"/>
          <table:table-cell table:style-name="ce9" office:value-type="string" calcext:value-type="string">
            <text:p>15 folds</text:p>
          </table:table-cell>
          <table:table-cell office:value-type="percentage" office:value="0.982503" calcext:value-type="percentage">
            <text:p>98.2503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978261" calcext:value-type="percentage">
            <text:p>97.826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981445" calcext:value-type="percentage">
            <text:p>98.1445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45" office:value-type="percentage" office:value="0.978159" calcext:value-type="percentage">
            <text:p>97.8159%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5"/>
          <table:table-cell office:value-type="percentage" office:value="0.984624" calcext:value-type="percentage">
            <text:p>98.4624%</text:p>
          </table:table-cell>
          <table:table-cell/>
        </table:table-row>
      </table:table>
      <table:table table:name="ALL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12"/>
        <table:table-column table:style-name="co9" table:default-cell-style-name="ce12"/>
        <table:table-column table:style-name="co20" table:default-cell-style-name="ce12"/>
        <table:table-column table:style-name="co21" table:default-cell-style-name="ce13"/>
        <table:table-column table:style-name="co22" table:default-cell-style-name="ce13"/>
        <table:table-column table:style-name="co21" table:default-cell-style-name="ce12"/>
        <table:table-column table:style-name="co1" table:default-cell-style-name="ce74"/>
        <table:table-row table:style-name="ro1" table:number-rows-repeated="4">
          <table:table-cell table:number-columns-repeated="4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8" table:number-rows-spanned="1">
            <text:p>Correctly Classified Instances by Algorithm</text:p>
          </table:table-cell>
          <table:covered-table-cell/>
          <table:covered-table-cell table:style-name="ce23"/>
          <table:covered-table-cell table:number-columns-repeated="5" table:style-name="ce15"/>
          <table:table-cell table:style-name="Default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Evaluation Process</text:p>
          </table:table-cell>
          <table:covered-table-cell table:style-name="ce32"/>
          <table:table-cell table:style-name="ce39" office:value-type="string" calcext:value-type="string">
            <text:p>One Rule</text:p>
          </table:table-cell>
          <table:table-cell table:style-name="ce39" office:value-type="string" calcext:value-type="string">
            <text:p>Naive Bayes</text:p>
          </table:table-cell>
          <table:table-cell table:style-name="ce39" office:value-type="string" calcext:value-type="string">
            <text:p>KNN</text:p>
          </table:table-cell>
          <table:table-cell table:style-name="ce16" office:value-type="string" calcext:value-type="string">
            <text:p>C4.5</text:p>
          </table:table-cell>
          <table:table-cell table:style-name="ce16" office:value-type="string" calcext:value-type="string">
            <text:p>PART</text:p>
          </table:table-cell>
          <table:table-cell table:style-name="ce39" office:value-type="string" calcext:value-type="string">
            <text:p>Random Forest</text:p>
          </table:table-cell>
          <table:table-cell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1" table:number-rows-spanned="3">
            <text:p>Cross Validation</text:p>
          </table:table-cell>
          <table:table-cell table:style-name="ce9" office:value-type="string" calcext:value-type="string">
            <text:p>5 folds</text:p>
          </table:table-cell>
          <table:table-cell office:value-type="percentage" office:value="0.96368" calcext:value-type="percentage">
            <text:p>96.3680%</text:p>
          </table:table-cell>
          <table:table-cell office:value-type="percentage" office:value="0.926034" calcext:value-type="percentage">
            <text:p>92.6034%</text:p>
          </table:table-cell>
          <table:table-cell table:style-name="ce45" office:value-type="percentage" office:value="0.962089" calcext:value-type="percentage">
            <text:p>96.2089%</text:p>
          </table:table-cell>
          <table:table-cell office:value-type="percentage" office:value="0.984358" calcext:value-type="percentage">
            <text:p>98.4358%</text:p>
          </table:table-cell>
          <table:table-cell office:value-type="percentage" office:value="0.983033" calcext:value-type="percentage">
            <text:p>98.3033%</text:p>
          </table:table-cell>
          <table:table-cell office:value-type="percentage" office:value="0.981972" calcext:value-type="percentage">
            <text:p>98.1972%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table-cell table:style-name="ce9" office:value-type="string" calcext:value-type="string">
            <text:p>10 folds</text:p>
          </table:table-cell>
          <table:table-cell office:value-type="percentage" office:value="0.963945" calcext:value-type="percentage">
            <text:p>96.3945%</text:p>
          </table:table-cell>
          <table:table-cell office:value-type="percentage" office:value="0.926034" calcext:value-type="percentage">
            <text:p>92.6034%</text:p>
          </table:table-cell>
          <table:table-cell office:value-type="percentage" office:value="0.961824" calcext:value-type="percentage">
            <text:p>96.1824%</text:p>
          </table:table-cell>
          <table:table-cell office:value-type="percentage" office:value="0.98807" calcext:value-type="percentage">
            <text:p>98.8070%</text:p>
          </table:table-cell>
          <table:table-cell office:value-type="percentage" office:value="0.986214" calcext:value-type="percentage">
            <text:p>98.6214%</text:p>
          </table:table-cell>
          <table:table-cell table:style-name="ce45" office:value-type="percentage" office:value="0.984889" calcext:value-type="percentage">
            <text:p>98.4889%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table-cell table:style-name="ce9" office:value-type="string" calcext:value-type="string">
            <text:p>15 folds</text:p>
          </table:table-cell>
          <table:table-cell office:value-type="percentage" office:value="0.963945" calcext:value-type="percentage">
            <text:p>96.3945%</text:p>
          </table:table-cell>
          <table:table-cell office:value-type="percentage" office:value="0.928155" calcext:value-type="percentage">
            <text:p>92.8155%</text:p>
          </table:table-cell>
          <table:table-cell office:value-type="percentage" office:value="0.960498" calcext:value-type="percentage">
            <text:p>96.0498%</text:p>
          </table:table-cell>
          <table:table-cell office:value-type="percentage" office:value="0.986479" calcext:value-type="percentage">
            <text:p>98.6479%</text:p>
          </table:table-cell>
          <table:table-cell office:value-type="percentage" office:value="0.985949" calcext:value-type="percentage">
            <text:p>98.5949%</text:p>
          </table:table-cell>
          <table:table-cell office:value-type="percentage" office:value="0.982503" calcext:value-type="percentage">
            <text:p>98.2503%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3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966066" calcext:value-type="percentage">
            <text:p>96.6066%</text:p>
          </table:table-cell>
          <table:table-cell table:style-name="ce57" office:value-type="percentage" office:value="0.942736" calcext:value-type="percentage">
            <text:p>94.2736%</text:p>
          </table:table-cell>
          <table:table-cell office:value-type="percentage" office:value="0.955992" calcext:value-type="percentage">
            <text:p>95.5992%</text:p>
          </table:table-cell>
          <table:table-cell office:value-type="percentage" office:value="0.983563" calcext:value-type="percentage">
            <text:p>98.3563%</text:p>
          </table:table-cell>
          <table:table-cell office:value-type="percentage" office:value="0.986214" calcext:value-type="percentage">
            <text:p>98.6214%</text:p>
          </table:table-cell>
          <table:table-cell office:value-type="percentage" office:value="0.978261" calcext:value-type="percentage">
            <text:p>97.8261%</text:p>
          </table:table-cell>
          <table:table-cell/>
        </table:table-row>
        <table:table-row table:style-name="ro1">
          <table:table-cell table:number-columns-repeated="2"/>
          <table:covered-table-cell table:style-name="ce52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966203" calcext:value-type="percentage">
            <text:p>96.6203%</text:p>
          </table:table-cell>
          <table:table-cell office:value-type="percentage" office:value="0.934394" calcext:value-type="percentage">
            <text:p>93.4394%</text:p>
          </table:table-cell>
          <table:table-cell office:value-type="percentage" office:value="0.95825" calcext:value-type="percentage">
            <text:p>95.8250%</text:p>
          </table:table-cell>
          <table:table-cell office:value-type="percentage" office:value="0.986083" calcext:value-type="percentage">
            <text:p>98.6083%</text:p>
          </table:table-cell>
          <table:table-cell office:value-type="percentage" office:value="0.978131" calcext:value-type="percentage">
            <text:p>97.8131%</text:p>
          </table:table-cell>
          <table:table-cell office:value-type="percentage" office:value="0.981445" calcext:value-type="percentage">
            <text:p>98.1445%</text:p>
          </table:table-cell>
          <table:table-cell/>
        </table:table-row>
        <table:table-row table:style-name="ro1">
          <table:table-cell table:number-columns-repeated="2"/>
          <table:covered-table-cell table:style-name="ce52"/>
          <table:table-cell table:style-name="ce10" office:value-type="percentage" office:value="0.66" calcext:value-type="percentage">
            <text:p>66.00%</text:p>
          </table:table-cell>
          <table:table-cell table:style-name="ce45" office:value-type="percentage" office:value="0.968799" calcext:value-type="percentage">
            <text:p>96.8799%</text:p>
          </table:table-cell>
          <table:table-cell table:style-name="ce45" office:value-type="percentage" office:value="0.931357" calcext:value-type="percentage">
            <text:p>93.1357%</text:p>
          </table:table-cell>
          <table:table-cell table:style-name="ce45" office:value-type="percentage" office:value="0.958658" calcext:value-type="percentage">
            <text:p>95.8658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752" calcext:value-type="percentage">
            <text:p>98.7520%</text:p>
          </table:table-cell>
          <table:table-cell table:style-name="ce45" office:value-type="percentage" office:value="0.978159" calcext:value-type="percentage">
            <text:p>97.8159%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67"/>
          <table:table-cell office:value-type="percentage" office:value="0.961294" calcext:value-type="percentage">
            <text:p>96.1294%</text:p>
          </table:table-cell>
          <table:table-cell office:value-type="percentage" office:value="0.928685" calcext:value-type="percentage">
            <text:p>92.8685%</text:p>
          </table:table-cell>
          <table:table-cell office:value-type="percentage" office:value="0.961824" calcext:value-type="percentage">
            <text:p>96.1824%</text:p>
          </table:table-cell>
          <table:table-cell office:value-type="percentage" office:value="0.985154" calcext:value-type="percentage">
            <text:p>98.5154%</text:p>
          </table:table-cell>
          <table:table-cell office:value-type="percentage" office:value="0.988865" calcext:value-type="percentage">
            <text:p>98.8865%</text:p>
          </table:table-cell>
          <table:table-cell office:value-type="percentage" office:value="0.984624" calcext:value-type="percentage">
            <text:p>98.4624%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2" table:number-rows-spanned="1">
            <text:p>AVG Algorithms</text:p>
          </table:table-cell>
          <table:covered-table-cell table:style-name="ce35"/>
          <table:table-cell table:style-name="ce56" table:formula="of:=AVERAGE([.E7:.E13])" office:value-type="percentage" office:value="0.964847428571429" calcext:value-type="percentage">
            <text:p>96.48%</text:p>
          </table:table-cell>
          <table:table-cell table:style-name="ce56" table:formula="of:=AVERAGE([.F7:.F13])" office:value-type="percentage" office:value="0.931056428571429" calcext:value-type="percentage">
            <text:p>93.11%</text:p>
          </table:table-cell>
          <table:table-cell table:style-name="ce56" table:formula="of:=AVERAGE([.G7:.G13])" office:value-type="percentage" office:value="0.959876428571429" calcext:value-type="percentage">
            <text:p>95.99%</text:p>
          </table:table-cell>
          <table:table-cell table:style-name="ce58" table:formula="of:=AVERAGE([.H7:.H13])" office:value-type="percentage" office:value="0.984886571428572" calcext:value-type="percentage">
            <text:p>98.49%</text:p>
          </table:table-cell>
          <table:table-cell table:style-name="ce58" table:formula="of:=AVERAGE([.I7:.I13])" office:value-type="percentage" office:value="0.985132285714286" calcext:value-type="percentage">
            <text:p>98.51%</text:p>
          </table:table-cell>
          <table:table-cell table:style-name="ce56" table:formula="of:=AVERAGE([.J7:.J13])" office:value-type="percentage" office:value="0.981693285714286" calcext:value-type="percentage">
            <text:p>98.17%</text:p>
          </table:table-cell>
          <table:table-cell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2" table:number-rows-spanned="1">
            <text:p>Rank Algorithms</text:p>
          </table:table-cell>
          <table:covered-table-cell table:style-name="ce51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4" loext:min-decimal-places="4" number:min-integer-digits="1"/>
      <number:text>%</number:text>
    </number:percentage-style>
    <number:number-style style:name="N16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5:23:20.649343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32:58.041655294</meta:creation-date>
    <dc:date>2022-03-27T16:19:25.791200624</dc:date>
    <meta:editing-duration>PT2H25M41S</meta:editing-duration>
    <meta:editing-cycles>33</meta:editing-cycles>
    <meta:generator>LibreOffice/6.4.7.2$Linux_X86_64 LibreOffice_project/40$Build-2</meta:generator>
    <meta:document-statistic meta:table-count="7" meta:cell-count="199" meta:object-count="0"/>
  </office:meta>
</office:document-meta>
</file>